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6.133cm" fo:min-width="25.91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10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10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104cm"/>
    </style:style>
    <style:style style:name="gr5" style:family="graphic" style:parent-style-name="objectwithoutfill">
      <style:graphic-properties svg:stroke-color="#000000" draw:marker-end="Triangle_20_unfilled" draw:marker-end-width="0.635cm" draw:fill="none" draw:textarea-vertical-align="middle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49cm" fo:min-width="8.647cm" fo:wrap-option="no-wrap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18.419cm" fo:min-width="29.726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5.46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5.469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69cm"/>
    </style:style>
    <style:style style:name="gr11" style:family="graphic" style:parent-style-name="objectwithoutfill">
      <style:graphic-properties draw:stroke="dash" draw:stroke-dash="Fine_20_Dashed" svg:stroke-color="#000000" draw:marker-end="Triangle_20_unfilled" draw:marker-end-width="0.635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631cm" fo:wrap-option="no-wrap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23.626cm" fo:min-width="31.377cm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23.372cm" fo:min-width="37.092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129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129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129cm"/>
    </style:style>
    <style:style style:name="gr20" style:family="graphic" style:parent-style-name="objectwithoutfill">
      <style:graphic-properties draw:stroke="solid" draw:stroke-dash="Fine_20_Dashed" svg:stroke-color="#000000" draw:marker-end="Triangle_20_unfilled" draw:marker-end-width="0.635cm" draw:fill="none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8.162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8.162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8.162cm"/>
    </style:style>
    <style:style style:name="gr2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5.434cm" fo:wrap-option="no-wrap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5.596cm" fo:wrap-option="no-wrap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="solid" draw:fill-color="#ffffff"/>
      <style:paragraph-properties fo:text-align="center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style:paragraph-properties fo:margin-top="0.106cm" fo:margin-bottom="0cm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7" style:family="paragraph">
      <style:paragraph-properties fo:text-align="start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fo:text-align="start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3pt" fo:font-style="normal" style:font-size-asian="13pt" style:font-style-asian="normal" style:font-size-complex="13pt" style:font-style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6.416cm" svg:height="16.383cm" svg:x="8.493cm" svg:y="5.191cm">
            <text:p text:style-name="P1">Template Method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4" draw:layer="layout" svg:width="6.604cm" svg:height="1.27cm" svg:x="11.16cm" svg:y="7.968cm">
              <text:p text:style-name="P3"><text:span text:style-name="T1">AbstractCla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6.604cm" svg:height="1.277cm" svg:x="11.16cm" svg:y="9.238cm">
              <text:p text:style-name="P1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6.604cm" svg:height="2.413cm" svg:x="11.16cm" svg:y="10.508cm">
              <text:p text:style-name="P1"><text:span text:style-name="T1">+ </text:span><text:span text:style-name="T2">TemplateMethod(): void</text:span></text:p>
              <text:p text:style-name="P1"><text:span text:style-name="T1"># PrimitiveOperation1(): void</text:span></text:p>
              <text:p text:style-name="P1"><text:span text:style-name="T1"># PrimitiveOperation2(): void</text:span>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2" draw:text-style-name="P7" draw:layer="layout" svg:width="6.604cm" svg:height="1.27cm" svg:x="11.16cm" svg:y="15.168cm">
              <text:p text:style-name="P6"><text:span text:style-name="T2">ConcreteCla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6.604cm" svg:height="1.277cm" svg:x="11.16cm" svg:y="16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6.604cm" svg:height="2.413cm" svg:x="11.16cm" svg:y="17.708cm">
              <text:p text:style-name="P1"><text:span text:style-name="T3"># PrimitiveOperation1(): void</text:span></text:p>
              <text:p text:style-name="P1"><text:span text:style-name="T3"># PrimitiveOperation2(): voi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2" draw:text-style-name="P4" draw:layer="layout" svg:width="6.604cm" svg:height="1.27cm" svg:x="11.16cm" svg:y="7.968cm">
              <text:p text:style-name="P3"><text:span text:style-name="T1">AbstractCla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6.604cm" svg:height="1.277cm" svg:x="11.16cm" svg:y="9.2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6.604cm" svg:height="2.413cm" svg:x="11.16cm" svg:y="10.508cm">
              <text:p text:style-name="P1"><text:span text:style-name="T1">+ </text:span><text:span text:style-name="T2">TemplateMethod(): void</text:span></text:p>
              <text:p text:style-name="P8"><text:span text:style-name="T1"># PrimitiveOperation1(): void</text:span></text:p>
              <text:p text:style-name="P8"><text:span text:style-name="T1"># PrimitiveOperation2(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9" draw:layer="layout" svg:x1="14.462cm" svg:y1="15.168cm" svg:x2="14.462cm" svg:y2="12.921cm" draw:start-shape="id1" draw:start-glue-point="0" draw:end-shape="id2" draw:end-glue-point="2" svg:d="M14462 15168v-2247" svg:viewBox="0 0 1 2248">
            <text:p/>
          </draw:connector>
          <draw:custom-shape draw:style-name="gr6" draw:text-style-name="P12" draw:layer="layout" svg:width="9.147cm" svg:height="2.999cm" svg:x="23.222cm" svg:y="6.461cm">
            <text:p text:style-name="P10"><text:span text:style-name="T4"/></text:p>
            <text:p text:style-name="P10"><text:span text:style-name="T4">…</text:span></text:p>
            <text:p text:style-name="P10"><text:span text:style-name="T4">Pi</text:span><text:span text:style-name="T4">ri</text:span><text:span text:style-name="T4">mi</text:span><text:span text:style-name="T4">tiv</text:span><text:span text:style-name="T4">e</text:span><text:span text:style-name="T4">O</text:span><text:span text:style-name="T4">pe</text:span><text:span text:style-name="T4">rat</text:span><text:span text:style-name="T4">io</text:span><text:span text:style-name="T4">n1</text:span><text:span text:style-name="T4">();</text:span></text:p>
            <text:p text:style-name="P11"><text:span text:style-name="T5">…</text:span></text:p>
            <text:p text:style-name="P11"><text:span text:style-name="T5">Pi</text:span><text:span text:style-name="T5">ri</text:span><text:span text:style-name="T5">mi</text:span><text:span text:style-name="T5">tiv</text:span><text:span text:style-name="T5">e</text:span><text:span text:style-name="T5">O</text:span><text:span text:style-name="T5">pe</text:span><text:span text:style-name="T5">rat</text:span><text:span text:style-name="T5">io</text:span><text:span text:style-name="T5">n2</text:span><text:span text:style-name="T5">();</text:span></text:p>
            <text:p text:style-name="P11"><text:span text:style-name="T5">…</text:span></text:p>
            <draw:enhanced-geometry svg:viewBox="0 0 21600 21600" draw:mirror-horizontal="false" draw:type="line-callout-2" draw:modifiers="-15019.4140795802 32565.6 -3600 4000 -590.292960209882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  <draw:page draw:name="page2" draw:style-name="dp1" draw:master-page-name="Default">
        <draw:g>
          <draw:custom-shape draw:style-name="gr7" draw:text-style-name="P13" draw:layer="layout" svg:width="30.226cm" svg:height="18.669cm" svg:x="5.445cm" svg:y="4.937cm">
            <text:p text:style-name="P1">Strategy</text:p>
            <draw:enhanced-geometry svg:viewBox="0 0 21600 21600" draw:type="rectangle" draw:enhanced-path="M 0 0 L 21600 0 21600 21600 0 21600 0 0 Z N"/>
          </draw:custom-shape>
          <draw:g xml:id="id3" draw:id="id3">
            <draw:custom-shape draw:style-name="gr8" draw:text-style-name="P14" draw:layer="layout" svg:width="5.969cm" svg:height="1.27cm" svg:x="17.637cm" svg:y="15.542cm">
              <text:p text:style-name="P11"><text:span text:style-name="T3">Strategy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17.637cm" svg:y="16.812cm">
              <text:p text:style-name="P1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17.637cm" svg:y="18.082cm">
              <text:p text:style-name="P1"><text:span text:style-name="T6">+ </text:span><text:span text:style-name="T3">Algorithm(): void</text:span></text:p>
              <draw:enhanced-geometry svg:viewBox="0 0 21600 21600" draw:type="rectangle" draw:enhanced-path="M 0 0 L 21600 0 21600 21600 0 21600 0 0 Z N"/>
            </draw:custom-shape>
          </draw:g>
          <draw:g xml:id="id5" draw:id="id5">
            <draw:custom-shape draw:style-name="gr8" draw:text-style-name="P14" draw:layer="layout" svg:width="5.969cm" svg:height="1.27cm" svg:x="27.797cm" svg:y="15.542cm">
              <text:p text:style-name="P11"><text:span text:style-name="T3">Strategy2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27.797cm" svg:y="16.81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27.797cm" svg:y="18.082cm">
              <text:p text:style-name="P1"><text:span text:style-name="T6">+ </text:span><text:span text:style-name="T3">Algorithm(): voi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8" draw:text-style-name="P14" draw:layer="layout" svg:width="5.969cm" svg:height="1.27cm" svg:x="22.971cm" svg:y="7.033cm">
              <text:p text:style-name="P11"><text:span text:style-name="T7">&lt;&lt;Interface&gt;&gt;</text:span></text:p>
              <text:p text:style-name="P11"><text:span text:style-name="T3">Strategy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22.971cm" svg:y="8.3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22.971cm" svg:y="9.573cm">
              <text:p text:style-name="P1"><text:span text:style-name="T3">+ Algorithm(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11" draw:text-style-name="P9" draw:layer="layout" svg:x1="20.621cm" svg:y1="15.542cm" svg:x2="25.955cm" svg:y2="11.986cm" draw:start-shape="id3" draw:start-glue-point="0" draw:end-shape="id4" draw:end-glue-point="2" svg:d="M20621 15542v-1778h5334v-1778" svg:viewBox="0 0 5335 3557">
            <text:p/>
          </draw:connector>
          <draw:connector draw:style-name="gr11" draw:text-style-name="P9" draw:layer="layout" svg:x1="30.781cm" svg:y1="15.542cm" svg:x2="25.955cm" svg:y2="11.986cm" draw:start-shape="id5" draw:start-glue-point="0" draw:end-shape="id4" draw:end-glue-point="2" svg:d="M30781 15542v-1778h-4826v-1778" svg:viewBox="0 0 4827 3557">
            <text:p/>
          </draw:connector>
          <draw:g xml:id="id6" draw:id="id6">
            <draw:custom-shape draw:style-name="gr8" draw:text-style-name="P14" draw:layer="layout" svg:width="5.969cm" svg:height="1.27cm" svg:x="9.08cm" svg:y="7.033cm">
              <text:p text:style-name="P11"><text:span text:style-name="T3">Contex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9.08cm" svg:y="8.3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9.08cm" svg:y="9.573cm">
              <text:p text:style-name="P1"><text:span text:style-name="T3">+ Operation(): </text:span><text:span text:style-name="T3">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12" draw:text-style-name="P9" draw:layer="layout" svg:x1="15.049cm" svg:y1="9.509cm" svg:x2="22.971cm" svg:y2="9.509cm" draw:start-shape="id6" draw:start-glue-point="1" draw:end-shape="id4" draw:end-glue-point="3" svg:d="M15049 9509h7922" svg:viewBox="0 0 7923 1">
            <text:p/>
          </draw:connector>
          <draw:custom-shape draw:style-name="gr13" draw:text-style-name="P16" draw:layer="layout" svg:width="8.131cm" svg:height="1.905cm" svg:x="7.223cm" svg:y="15.224cm">
            <text:p text:style-name="P15"><text:span text:style-name="T3">…</text:span></text:p>
            <text:p text:style-name="P15"><text:span text:style-name="T3">strategy.Algorithm();</text:span></text:p>
            <text:p text:style-name="P15"><text:span text:style-name="T3">…</text:span></text:p>
            <draw:enhanced-geometry svg:viewBox="0 0 21600 21600" draw:mirror-horizontal="false" draw:type="line-callout-2" draw:modifiers="7639.15395966552 -45579.8530954879 -3017.41269060502 -7105.56138509969 -664.043285784555 6289.6117523609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  <draw:page draw:name="page3" draw:style-name="dp1" draw:master-page-name="Default">
        <draw:g>
          <draw:custom-shape draw:style-name="gr14" draw:text-style-name="P13" draw:layer="layout" svg:width="31.877cm" svg:height="23.876cm" svg:x="4.302cm" svg:y="3.286cm">
            <text:p text:style-name="P1">Command</text:p>
            <draw:enhanced-geometry svg:viewBox="0 0 21600 21600" draw:type="rectangle" draw:enhanced-path="M 0 0 L 21600 0 21600 21600 0 21600 0 0 Z N"/>
          </draw:custom-shape>
          <draw:g xml:id="id7" draw:id="id7">
            <draw:custom-shape draw:style-name="gr8" draw:text-style-name="P14" draw:layer="layout" svg:width="5.969cm" svg:height="1.27cm" svg:x="17.637cm" svg:y="13.542cm">
              <text:p text:style-name="P11"><text:span text:style-name="T3">Command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17.637cm" svg:y="14.81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17.637cm" svg:y="16.082cm">
              <text:p text:style-name="P1"><text:span text:style-name="T6">+ Execute</text:span><text:span text:style-name="T3">(): void</text:span>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8" draw:text-style-name="P14" draw:layer="layout" svg:width="5.969cm" svg:height="1.27cm" svg:x="27.861cm" svg:y="13.542cm">
              <text:p text:style-name="P11"><text:span text:style-name="T3">Command2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27.861cm" svg:y="14.81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27.861cm" svg:y="16.082cm">
              <text:p text:style-name="P1"><text:span text:style-name="T6">+ Execute</text:span><text:span text:style-name="T3">(): void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8" draw:text-style-name="P14" draw:layer="layout" svg:width="5.969cm" svg:height="1.27cm" svg:x="22.971cm" svg:y="5.033cm">
              <text:p text:style-name="P11"><text:span text:style-name="T7">&lt;&lt;Interface&gt;&gt;</text:span></text:p>
              <text:p text:style-name="P11"><text:span text:style-name="T3">Command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22.971cm" svg:y="6.3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22.971cm" svg:y="7.573cm">
              <text:p text:style-name="P1"><text:span text:style-name="T3">+ Execute(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11" draw:text-style-name="P9" draw:layer="layout" svg:x1="20.621cm" svg:y1="13.542cm" svg:x2="25.955cm" svg:y2="9.986cm" draw:start-shape="id7" draw:start-glue-point="0" draw:end-shape="id8" draw:end-glue-point="2" svg:d="M20621 13542v-1778h5334v-1778" svg:viewBox="0 0 5335 3557">
            <text:p/>
          </draw:connector>
          <draw:connector draw:style-name="gr11" draw:text-style-name="P9" draw:layer="layout" svg:x1="30.845cm" svg:y1="13.542cm" svg:x2="25.955cm" svg:y2="9.986cm" draw:start-shape="id9" draw:start-glue-point="0" draw:end-shape="id8" draw:end-glue-point="2" svg:d="M30845 13542v-1778h-4890v-1778" svg:viewBox="0 0 4891 3557">
            <text:p/>
          </draw:connector>
          <draw:g xml:id="id10" draw:id="id10">
            <draw:custom-shape draw:style-name="gr8" draw:text-style-name="P14" draw:layer="layout" svg:width="5.969cm" svg:height="1.27cm" svg:x="9.08cm" svg:y="5.033cm">
              <text:p text:style-name="P11"><text:span text:style-name="T3">Invoker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9.08cm" svg:y="6.3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9.08cm" svg:y="7.573cm">
              <text:p text:style-name="P1"><text:span text:style-name="T3">+ Invoke(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12" draw:text-style-name="P9" draw:layer="layout" svg:x1="15.049cm" svg:y1="7.509cm" svg:x2="22.971cm" svg:y2="7.509cm" draw:start-shape="id10" draw:start-glue-point="1" draw:end-shape="id8" draw:end-glue-point="3" svg:d="M15049 7509h7922" svg:viewBox="0 0 7923 1">
            <text:p/>
          </draw:connector>
          <draw:custom-shape draw:style-name="gr13" draw:text-style-name="P16" draw:layer="layout" svg:width="8.131cm" svg:height="1.905cm" svg:x="7.223cm" svg:y="13.224cm">
            <text:p text:style-name="P15"><text:span text:style-name="T3">…</text:span></text:p>
            <text:p text:style-name="P15"><text:span text:style-name="T3">command.Execute();</text:span></text:p>
            <text:p text:style-name="P15"><text:span text:style-name="T3">…</text:span></text:p>
            <draw:enhanced-geometry svg:viewBox="0 0 21600 21600" draw:mirror-horizontal="false" draw:type="line-callout-2" draw:modifiers="7639.15395966552 -45579.8530954879 -3017.41269060502 -7105.56138509969 -664.043285784555 6289.6117523609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g xml:id="id11" draw:id="id11">
            <draw:custom-shape draw:style-name="gr8" draw:text-style-name="P14" draw:layer="layout" svg:width="5.969cm" svg:height="1.27cm" svg:x="17.637cm" svg:y="20.303cm">
              <text:p text:style-name="P11"><text:span text:style-name="T3">Receiver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17.637cm" svg:y="21.5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17.637cm" svg:y="22.843cm">
              <text:p text:style-name="P1"><text:span text:style-name="T6">+ Action1</text:span><text:span text:style-name="T3">(): void</text:span></text:p>
              <draw:enhanced-geometry svg:viewBox="0 0 21600 21600" draw:type="rectangle" draw:enhanced-path="M 0 0 L 21600 0 21600 21600 0 21600 0 0 Z N"/>
            </draw:custom-shape>
          </draw:g>
          <draw:g xml:id="id12" draw:id="id12">
            <draw:custom-shape draw:style-name="gr8" draw:text-style-name="P14" draw:layer="layout" svg:width="5.969cm" svg:height="1.27cm" svg:x="27.861cm" svg:y="20.303cm">
              <text:p text:style-name="P11"><text:span text:style-name="T3">Receiver2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5.969cm" svg:height="1.277cm" svg:x="27.861cm" svg:y="21.5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5.969cm" svg:height="2.413cm" svg:x="27.861cm" svg:y="22.843cm">
              <text:p text:style-name="P1"><text:span text:style-name="T6">+ Action2</text:span><text:span text:style-name="T3">(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9" draw:layer="layout" svg:x1="20.621cm" svg:y1="18.495cm" svg:x2="20.621cm" svg:y2="20.303cm" draw:start-shape="id7" draw:start-glue-point="2" draw:end-shape="id11" svg:d="M20621 18495v1808" svg:viewBox="0 0 1 1809">
            <text:p/>
          </draw:connector>
          <draw:connector draw:style-name="gr15" draw:text-style-name="P9" draw:layer="layout" svg:x1="30.845cm" svg:y1="18.495cm" svg:x2="30.845cm" svg:y2="20.303cm" draw:start-shape="id9" draw:start-glue-point="2" draw:end-shape="id12" draw:end-glue-point="0" svg:d="M30845 18495v1808" svg:viewBox="0 0 1 1809">
            <text:p/>
          </draw:connector>
        </draw:g>
      </draw:page>
      <draw:page draw:name="page4" draw:style-name="dp1" draw:master-page-name="Default">
        <draw:g>
          <draw:custom-shape draw:style-name="gr16" draw:text-style-name="P13" draw:layer="layout" svg:width="37.592cm" svg:height="23.622cm" svg:x="2.016cm" svg:y="3.032cm">
            <text:p text:style-name="P1">Visitor</text:p>
            <draw:enhanced-geometry svg:viewBox="0 0 21600 21600" draw:type="rectangle" draw:enhanced-path="M 0 0 L 21600 0 21600 21600 0 21600 0 0 Z N"/>
          </draw:custom-shape>
          <draw:g xml:id="id14" draw:id="id14">
            <draw:custom-shape draw:style-name="gr17" draw:text-style-name="P4" draw:layer="layout" svg:width="6.629cm" svg:height="1.27cm" svg:x="7.271cm" svg:y="3.933cm">
              <text:p text:style-name="P3"><text:span text:style-name="T1">El</text:span><text:span text:style-name="T1">e</text:span><text:span text:style-name="T1">m</text:span><text:span text:style-name="T1">en</text:span><text:span text:style-name="T1">t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6.629cm" svg:height="1.277cm" svg:x="7.271cm" svg:y="5.203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6.629cm" svg:height="2.413cm" svg:x="7.271cm" svg:y="6.473cm">
              <text:p text:style-name="P17"><text:span text:style-name="T1">+ Accept(visitor: Visitor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20" draw:text-style-name="P9" draw:layer="layout" svg:x1="6.173cm" svg:y1="11.939cm" svg:x2="10.585cm" svg:y2="8.886cm" draw:start-shape="id13" draw:start-glue-point="0" draw:end-shape="id14" draw:end-glue-point="2" svg:d="M6173 11939v-1527h4412v-1526" svg:viewBox="0 0 4413 3054">
            <text:p/>
          </draw:connector>
          <draw:connector draw:style-name="gr20" draw:text-style-name="P9" draw:layer="layout" svg:x1="14.841cm" svg:y1="11.939cm" svg:x2="10.585cm" svg:y2="8.886cm" draw:start-shape="id15" draw:start-glue-point="0" draw:end-shape="id14" draw:end-glue-point="2" svg:d="M14841 11939v-1527h-4256v-1526" svg:viewBox="0 0 4257 3054">
            <text:p/>
          </draw:connector>
          <draw:g xml:id="id13" draw:id="id13">
            <draw:custom-shape draw:style-name="gr17" draw:text-style-name="P7" draw:layer="layout" svg:width="6.629cm" svg:height="1.27cm" svg:x="2.859cm" svg:y="11.939cm">
              <text:p text:style-name="P6"><text:span text:style-name="T2">Element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6.629cm" svg:height="1.277cm" svg:x="2.859cm" svg:y="13.20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6.629cm" svg:height="2.413cm" svg:x="2.859cm" svg:y="14.479cm">
              <text:p text:style-name="P1"><text:span text:style-name="T3">+ Accept(visitor: Visitor): void</text:span></text:p>
              <draw:enhanced-geometry svg:viewBox="0 0 21600 21600" draw:type="rectangle" draw:enhanced-path="M 0 0 L 21600 0 21600 21600 0 21600 0 0 Z N"/>
            </draw:custom-shape>
          </draw:g>
          <draw:g xml:id="id15" draw:id="id15">
            <draw:custom-shape draw:style-name="gr17" draw:text-style-name="P7" draw:layer="layout" svg:width="6.629cm" svg:height="1.27cm" svg:x="11.527cm" svg:y="11.939cm">
              <text:p text:style-name="P6"><text:span text:style-name="T2">Element2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6.629cm" svg:height="1.277cm" svg:x="11.527cm" svg:y="13.20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6.629cm" svg:height="2.413cm" svg:x="11.527cm" svg:y="14.479cm">
              <text:p text:style-name="P1"><text:span text:style-name="T3">+ Accept(visitor: </text:span><text:span text:style-name="T3">Visitor): void</text:span></text:p>
              <draw:enhanced-geometry svg:viewBox="0 0 21600 21600" draw:type="rectangle" draw:enhanced-path="M 0 0 L 21600 0 21600 21600 0 21600 0 0 Z N"/>
            </draw:custom-shape>
          </draw:g>
          <draw:g xml:id="id17" draw:id="id17">
            <draw:custom-shape draw:style-name="gr21" draw:text-style-name="P4" draw:layer="layout" svg:width="8.662cm" svg:height="1.27cm" svg:x="25.171cm" svg:y="12.933cm">
              <text:p text:style-name="P3"><text:span text:style-name="T1">Visitor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5" draw:layer="layout" svg:width="8.662cm" svg:height="1.277cm" svg:x="25.171cm" svg:y="14.20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5" draw:layer="layout" svg:width="8.662cm" svg:height="2.413cm" svg:x="25.171cm" svg:y="15.473cm">
              <text:p text:style-name="P1"><text:span text:style-name="T3">+ VisitElement1(e: Element1): void</text:span></text:p>
              <text:p text:style-name="P1"><text:span text:style-name="T3">+ VisitElement2(e: Element2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20" draw:text-style-name="P9" draw:layer="layout" svg:x1="24.413cm" svg:y1="20.939cm" svg:x2="29.502cm" svg:y2="17.886cm" draw:start-shape="id16" draw:start-glue-point="0" draw:end-shape="id17" draw:end-glue-point="2" svg:d="M24413 20939v-1527h5089v-1526" svg:viewBox="0 0 5090 3054">
            <text:p/>
          </draw:connector>
          <draw:connector draw:style-name="gr20" draw:text-style-name="P9" draw:layer="layout" svg:x1="34.573cm" svg:y1="20.939cm" svg:x2="29.502cm" svg:y2="17.886cm" draw:start-shape="id18" draw:start-glue-point="0" draw:end-shape="id17" draw:end-glue-point="2" svg:d="M34573 20939v-1527h-5071v-1526" svg:viewBox="0 0 5072 3054">
            <text:p/>
          </draw:connector>
          <draw:g xml:id="id16" draw:id="id16">
            <draw:custom-shape draw:style-name="gr21" draw:text-style-name="P7" draw:layer="layout" svg:width="8.662cm" svg:height="1.27cm" svg:x="20.082cm" svg:y="20.939cm">
              <text:p text:style-name="P6"><text:span text:style-name="T2">Visitor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5" draw:layer="layout" svg:width="8.662cm" svg:height="1.277cm" svg:x="20.082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5" draw:layer="layout" svg:width="8.662cm" svg:height="2.413cm" svg:x="20.082cm" svg:y="23.479cm">
              <text:p text:style-name="P1"><text:span text:style-name="T3">+ VisitElement1(e: Element1): void</text:span></text:p>
              <text:p text:style-name="P1"><text:span text:style-name="T3">+ VisitElement2(e: Element2): void</text:span></text:p>
              <draw:enhanced-geometry svg:viewBox="0 0 21600 21600" draw:type="rectangle" draw:enhanced-path="M 0 0 L 21600 0 21600 21600 0 21600 0 0 Z N"/>
            </draw:custom-shape>
          </draw:g>
          <draw:g xml:id="id18" draw:id="id18">
            <draw:custom-shape draw:style-name="gr21" draw:text-style-name="P7" draw:layer="layout" svg:width="8.662cm" svg:height="1.27cm" svg:x="30.242cm" svg:y="20.939cm">
              <text:p text:style-name="P6"><text:span text:style-name="T2">Visitor2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5" draw:layer="layout" svg:width="8.662cm" svg:height="1.277cm" svg:x="30.242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5" draw:layer="layout" svg:width="8.662cm" svg:height="2.413cm" svg:x="30.242cm" svg:y="23.479cm">
              <text:p text:style-name="P1"><text:span text:style-name="T3">+ VisitElement1(e: Element1): void</text:span></text:p>
              <text:p text:style-name="P1"><text:span text:style-name="T3">+ VisitElement2(e: Element2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24" draw:text-style-name="P9" draw:layer="layout" draw:line-skew="1.007cm" svg:x1="14.841cm" svg:y1="16.892cm" svg:x2="25.171cm" svg:y2="15.409cm" draw:start-shape="id15" draw:start-glue-point="2" draw:end-shape="id17" draw:end-glue-point="3" svg:d="M14841 16892v1507h6822v-2990h3508" svg:viewBox="0 0 10331 2991">
            <text:p/>
          </draw:connector>
          <draw:connector draw:style-name="gr24" draw:text-style-name="P9" draw:layer="layout" draw:line-skew="1.896cm 3.483cm" svg:x1="6.173cm" svg:y1="16.892cm" svg:x2="25.171cm" svg:y2="15.409cm" draw:start-shape="id13" draw:start-glue-point="2" draw:end-shape="id17" draw:end-glue-point="3" svg:d="M6173 16892v2396h14639v-3879h4359" svg:viewBox="0 0 18999 3880">
            <text:p/>
          </draw:connector>
          <draw:custom-shape draw:style-name="gr25" draw:text-style-name="P16" draw:layer="layout" svg:width="5.934cm" svg:height="1.524cm" svg:x="4.485cm" svg:y="20.42cm">
            <text:p text:style-name="P11"><text:span text:style-name="T3">visitor.VisitElement1(this);</text:span></text:p>
            <draw:enhanced-geometry svg:viewBox="0 0 21600 21600" draw:mirror-horizontal="false" draw:type="line-callout-2" draw:modifiers="-3490.21061499579 -57335.6065573771 -3600 4000 -913.496208930076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26" draw:text-style-name="P16" draw:layer="layout" svg:width="6.096cm" svg:height="1.524cm" svg:x="13.117cm" svg:y="20.42cm">
            <text:p text:style-name="P11"><text:span text:style-name="T3">visitor.VisitElement2(this);</text:span></text:p>
            <draw:enhanced-geometry svg:viewBox="0 0 21600 21600" draw:mirror-horizontal="false" draw:type="line-callout-2" draw:modifiers="-3528.55502706249 -60409.1803278689 -3600 4000 -889.224208627194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47:28.739791083</meta:creation-date>
    <dc:date>2019-04-25T22:21:41.261958848</dc:date>
    <meta:editing-duration>PT2H51M</meta:editing-duration>
    <meta:editing-cycles>62</meta:editing-cycles>
    <meta:generator>LibreOffice/6.0.7.3$Linux_X86_64 LibreOffice_project/00m0$Build-3</meta:generator>
    <dc:creator>Maximilian Meffert</dc:creator>
    <meta:document-statistic meta:object-count="104"/>
  </office:meta>
</office:document-meta>
</file>